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5.08cm"/>
    </style:style>
    <style:style style:name="Таблица2.B" style:family="table-column">
      <style:table-column-properties style:column-width="1.931cm"/>
    </style:style>
    <style:style style:name="Таблица2.C" style:family="table-column">
      <style:table-column-properties style:column-width="10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B" style:family="table-column">
      <style:table-column-properties style:column-width="2.833cm" style:rel-column-width="1092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249cm"/>
    </style:style>
    <style:style style:name="Таблица3.B" style:family="table-column">
      <style:table-column-properties style:column-width="3.122cm"/>
    </style:style>
    <style:style style:name="Таблица3.C" style:family="table-column">
      <style:table-column-properties style:column-width="3.81cm"/>
    </style:style>
    <style:style style:name="Таблица3.D" style:family="table-column">
      <style:table-column-properties style:column-width="3.91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4.683cm"/>
    </style:style>
    <style:style style:name="Таблица4.C" style:family="table-column">
      <style:table-column-properties style:column-width="7.8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498cm"/>
    </style:style>
    <style:style style:name="Таблица5.B" style:family="table-column">
      <style:table-column-properties style:column-width="4.683cm"/>
    </style:style>
    <style:style style:name="Таблица5.C" style:family="table-column">
      <style:table-column-properties style:column-width="7.83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223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3.731cm"/>
    </style:style>
    <style:style style:name="Таблица6.D" style:family="table-column">
      <style:table-column-properties style:column-width="3.413cm"/>
    </style:style>
    <style:style style:name="Таблица6.E" style:family="table-column">
      <style:table-column-properties style:column-width="4.55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833cm" style:rel-column-width="10923*"/>
    </style:style>
    <style:style style:name="Таблица7.B" style:family="table-column">
      <style:table-column-properties style:column-width="2.835cm" style:rel-column-width="10924*"/>
    </style:style>
    <style:style style:name="Таблица7.C" style:family="table-column">
      <style:table-column-properties style:column-width="2.833cm" style:rel-column-width="10922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F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889cm"/>
    </style:style>
    <style:style style:name="Таблица8.B" style:family="table-column">
      <style:table-column-properties style:column-width="1.969cm"/>
    </style:style>
    <style:style style:name="Таблица8.C" style:family="table-column">
      <style:table-column-properties style:column-width="3.291cm"/>
    </style:style>
    <style:style style:name="Таблица8.D" style:family="table-column">
      <style:table-column-properties style:column-width="3.28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498cm"/>
    </style:style>
    <style:style style:name="Таблица9.B" style:family="table-column">
      <style:table-column-properties style:column-width="4.683cm"/>
    </style:style>
    <style:style style:name="Таблица9.C" style:family="table-column">
      <style:table-column-properties style:column-width="7.83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08cm"/>
    </style:style>
    <style:style style:name="Таблица10.B" style:family="table-column">
      <style:table-column-properties style:column-width="1.931cm"/>
    </style:style>
    <style:style style:name="Таблица10.C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4.498cm"/>
    </style:style>
    <style:style style:name="Таблица11.B" style:family="table-column">
      <style:table-column-properties style:column-width="4.683cm"/>
    </style:style>
    <style:style style:name="Таблица11.C" style:family="table-column">
      <style:table-column-properties style:column-width="7.83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2.342cm"/>
    </style:style>
    <style:style style:name="Таблица12.B" style:family="table-column">
      <style:table-column-properties style:column-width="3.055cm"/>
    </style:style>
    <style:style style:name="Таблица12.C" style:family="table-column">
      <style:table-column-properties style:column-width="4.18cm"/>
    </style:style>
    <style:style style:name="Таблица12.D" style:family="table-column">
      <style:table-column-properties style:column-width="2.831cm"/>
    </style:style>
    <style:style style:name="Таблица12.E" style:family="table-column">
      <style:table-column-properties style:column-width="4.604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8cm"/>
    </style:style>
    <style:style style:name="Таблица13.B" style:family="table-column">
      <style:table-column-properties style:column-width="3.207cm"/>
    </style:style>
    <style:style style:name="Таблица13.C" style:family="table-column">
      <style:table-column-properties style:column-width="5.364cm"/>
    </style:style>
    <style:style style:name="Таблица13.D" style:family="table-column">
      <style:table-column-properties style:column-width="5.36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8cm"/>
    </style:style>
    <style:style style:name="Таблица14.B" style:family="table-column">
      <style:table-column-properties style:column-width="3.207cm"/>
    </style:style>
    <style:style style:name="Таблица14.C" style:family="table-column">
      <style:table-column-properties style:column-width="5.364cm"/>
    </style:style>
    <style:style style:name="Таблица14.D" style:family="table-column">
      <style:table-column-properties style:column-width="5.36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302cm"/>
    </style:style>
    <style:style style:name="Таблица15.B" style:family="table-column">
      <style:table-column-properties style:column-width="3.096cm"/>
    </style:style>
    <style:style style:name="Таблица15.C" style:family="table-column">
      <style:table-column-properties style:column-width="4.392cm"/>
    </style:style>
    <style:style style:name="Таблица15.D" style:family="table-column">
      <style:table-column-properties style:column-width="2.09cm"/>
    </style:style>
    <style:style style:name="Таблица15.E" style:family="table-column">
      <style:table-column-properties style:column-width="2.582cm"/>
    </style:style>
    <style:style style:name="Таблица15.F" style:family="table-column">
      <style:table-column-properties style:column-width="2.551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F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3.493cm"/>
    </style:style>
    <style:style style:name="Таблица16.B" style:family="table-column">
      <style:table-column-properties style:column-width="3.916cm"/>
    </style:style>
    <style:style style:name="Таблица16.C" style:family="table-column">
      <style:table-column-properties style:column-width="9.60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833cm" style:rel-column-width="10922*"/>
    </style:style>
    <style:style style:name="Таблица17.B" style:family="table-column">
      <style:table-column-properties style:column-width="2.833cm" style:rel-column-width="10923*"/>
    </style:style>
    <style:style style:name="Таблица17.E" style:family="table-column">
      <style:table-column-properties style:column-width="5.667cm" style:rel-column-width="21844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E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italic" style:font-style-asian="italic" style:font-style-complex="italic"/>
    </style:style>
    <style:style style:name="P3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language="ru" fo:country="RU" fo:font-style="normal" style:font-style-asian="normal" style:font-style-complex="normal"/>
    </style:style>
    <style:style style:name="P5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language="en" fo:country="US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24pt" fo:language="ru" fo:country="RU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fo:language="ru" fo:country="RU"/>
    </style:style>
    <style:style style:name="P20" style:family="paragraph" style:parent-style-name="Text_20_body" style:list-style-name="L1">
      <style:text-properties fo:language="ru" fo:country="RU"/>
    </style:style>
    <style:style style:name="P21" style:family="paragraph" style:parent-style-name="Text_20_body" style:list-style-name="L2">
      <style:text-properties fo:language="ru" fo:country="RU"/>
    </style:style>
    <style:style style:name="P22" style:family="paragraph" style:parent-style-name="Text_20_body" style:list-style-name="L3">
      <style:text-properties fo:language="ru" fo:country="RU"/>
    </style:style>
    <style:style style:name="P23" style:family="paragraph" style:parent-style-name="Text_20_body" style:list-style-name="L4">
      <style:text-properties fo:language="ru" fo:country="RU"/>
    </style:style>
    <style:style style:name="P24" style:family="paragraph" style:parent-style-name="Text_20_body" style:list-style-name="L5">
      <style:text-properties fo:language="ru" fo:country="RU" fo:font-style="normal" style:font-style-asian="normal" style:font-style-complex="normal"/>
    </style:style>
    <style:style style:name="P25" style:family="paragraph" style:parent-style-name="Text_20_body" style:list-style-name="L6">
      <style:text-properties fo:language="ru" fo:country="RU" fo:font-style="normal" style:font-style-asian="normal" style:font-style-complex="normal"/>
    </style:style>
    <style:style style:name="P26" style:family="paragraph" style:parent-style-name="Text_20_body">
      <style:text-properties fo:language="ru" fo:country="RU" fo:font-style="italic" style:font-style-asian="italic" style:font-style-complex="italic"/>
    </style:style>
    <style:style style:name="P27" style:family="paragraph" style:parent-style-name="Text_20_body">
      <style:text-properties fo:language="en" fo:country="US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29" style:family="paragraph" style:parent-style-name="Heading_20_1">
      <style:paragraph-properties fo:text-align="center" style:justify-single-word="false"/>
      <style:text-properties fo:font-size="32pt" fo:language="ru" fo:country="RU" style:font-size-asian="32pt" style:font-size-complex="32pt"/>
    </style:style>
    <style:style style:name="P30" style:family="paragraph" style:parent-style-name="Heading_20_2">
      <style:text-properties fo:language="en" fo:country="US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3" style:family="paragraph" style:parent-style-name="Table_20_Contents">
      <style:text-properties fo:language="ru" fo:country="RU"/>
    </style:style>
    <style:style style:name="P34" style:family="paragraph" style:parent-style-name="Heading_20_3">
      <style:text-properties fo:language="ru" fo:country="RU"/>
    </style:style>
    <style:style style:name="P3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9" text:outline-level="1"><text:bookmark-start text:name="__RefHeading__140_232730217"/>Система <text:span text:style-name="T1">Delta-3</text:span><text:bookmark-end text:name="__RefHeading__140_232730217"/></text:h>
      <text:p text:style-name="P9">Спецификация протоколов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6"><text:a xlink:type="simple" xlink:href="#__RefHeading__140_232730217" text:style-name="Index_20_Link" text:visited-style-name="Index_20_Link">Система Delta-3<text:tab/>1</text:a></text:p>
          <text:p text:style-name="P16"><text:a xlink:type="simple" xlink:href="#__RefHeading__142_232730217" text:style-name="Index_20_Link" text:visited-style-name="Index_20_Link">Протоколы системы Delta-3<text:tab/>3</text:a></text:p>
          <text:p text:style-name="P17"><text:a xlink:type="simple" xlink:href="#__RefHeading__144_232730217" text:style-name="Index_20_Link" text:visited-style-name="Index_20_Link">Протокол первого уровня Cspyp1 v. 2<text:tab/>4</text:a></text:p>
          <text:p text:style-name="P18"><text:a xlink:type="simple" xlink:href="#__RefHeading__146_232730217" text:style-name="Index_20_Link" text:visited-style-name="Index_20_Link">Пакет авторизации клиента<text:tab/>5</text:a></text:p>
          <text:p text:style-name="P18"><text:a xlink:type="simple" xlink:href="#__RefHeading__148_232730217" text:style-name="Index_20_Link" text:visited-style-name="Index_20_Link">Пакет авторизации администратора<text:tab/>5</text:a></text:p>
          <text:p text:style-name="P18"><text:a xlink:type="simple" xlink:href="#__RefHeading__150_232730217" text:style-name="Index_20_Link" text:visited-style-name="Index_20_Link">Пакет запроса списка клиентов<text:tab/>5</text:a></text:p>
          <text:p text:style-name="P18"><text:a xlink:type="simple" xlink:href="#__RefHeading__152_232730217" text:style-name="Index_20_Link" text:visited-style-name="Index_20_Link">Пакет проверки соединения «пинг»<text:tab/>6</text:a></text:p>
          <text:p text:style-name="P18"><text:a xlink:type="simple" xlink:href="#__RefHeading__154_232730217" text:style-name="Index_20_Link" text:visited-style-name="Index_20_Link">Пакет передачи списка клиентов<text:tab/>6</text:a></text:p>
          <text:p text:style-name="P18"><text:a xlink:type="simple" xlink:href="#__RefHeading__156_232730217" text:style-name="Index_20_Link" text:visited-style-name="Index_20_Link">Пакет передачи информации<text:tab/>6</text:a></text:p>
          <text:p text:style-name="P18"><text:a xlink:type="simple" xlink:href="#__RefHeading__158_232730217" text:style-name="Index_20_Link" text:visited-style-name="Index_20_Link">Пакет отключения клиента<text:tab/>7</text:a></text:p>
          <text:p text:style-name="P17"><text:a xlink:type="simple" xlink:href="#__RefHeading__1378_641042128" text:style-name="Index_20_Link" text:visited-style-name="Index_20_Link">Протокол второго уровня Cspyp2 v. 2<text:tab/>7</text:a></text:p>
          <text:p text:style-name="P18"><text:a xlink:type="simple" xlink:href="#__RefHeading__1380_641042128" text:style-name="Index_20_Link" text:visited-style-name="Index_20_Link">Пакет запроса списка режимов<text:tab/>8</text:a></text:p>
          <text:p text:style-name="P18"><text:a xlink:type="simple" xlink:href="#__RefHeading__1382_641042128" text:style-name="Index_20_Link" text:visited-style-name="Index_20_Link">Пакет ответа списка режимов<text:tab/>8</text:a></text:p>
          <text:p text:style-name="P18"><text:a xlink:type="simple" xlink:href="#__RefHeading__1384_641042128" text:style-name="Index_20_Link" text:visited-style-name="Index_20_Link">Пакет активации режима<text:tab/>9</text:a></text:p>
          <text:p text:style-name="P18"><text:a xlink:type="simple" xlink:href="#__RefHeading__1386_641042128" text:style-name="Index_20_Link" text:visited-style-name="Index_20_Link">Пакет деактивации режима<text:tab/>9</text:a></text:p>
          <text:p text:style-name="P18"><text:a xlink:type="simple" xlink:href="#__RefHeading__1388_641042128" text:style-name="Index_20_Link" text:visited-style-name="Index_20_Link">Пакет передачи информации<text:tab/>9</text:a></text:p>
          <text:p text:style-name="P17"><text:a xlink:type="simple" xlink:href="#__RefHeading__1390_641042128" text:style-name="Index_20_Link" text:visited-style-name="Index_20_Link">Серия протоколов третьего уровня Cspyp3 <text:tab/>9</text:a></text:p>
          <text:p text:style-name="P18"><text:a xlink:type="simple" xlink:href="#__RefHeading__1392_641042128" text:style-name="Index_20_Link" text:visited-style-name="Index_20_Link">Telnet протокол третьего уровня<text:tab/>10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42_232730217"/><text:soft-page-break/>Протоколы системы <text:span text:style-name="T1">Delta-3</text:span><text:bookmark-end text:name="__RefHeading__142_232730217"/></text:h>
      <text:p text:style-name="Text_20_body">Протокол первого уровня (<text:span text:style-name="T3">C</text:span><text:span text:style-name="T5">spyp1</text:span>) обеспечивает базовое соединение клиентов и администраторов к серверу, а так же пересылку команд между администратором-клиентом, и наоборот.</text:p>
      <text:p text:style-name="Text_20_body">Протокол второго уровня (<text:span text:style-name="T2">C</text:span><text:span text:style-name="T4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_20_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 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_20_body"/>
      <text:p text:style-name="Text_20_body"/>
      <text:h text:style-name="Heading_20_2" text:outline-level="2"><text:bookmark-start text:name="__RefHeading__144_232730217"/>Протокол первого уровня <text:span text:style-name="T1">Cspyp1 v. 3</text:span><text:bookmark-end text:name="__RefHeading__144_232730217"/></text:h>
      <text:p text:style-name="P1">В данный момент актуальной версией протокола <text:span text:style-name="T1">Cspyp1 </text:span>является версия <text:span text:style-name="T1">3</text:span>. Протокол <text:span text:style-name="T1">Cspyp1 </text:span>является бинарным протоколом, т. е. при работе с ним необходимо оперировать байтами.</text:p>
      <text:p text:style-name="P3">Список констант протокола <text:span text:style-name="T1">Cspyp1 v2: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2">Константа</text:p>
          </table:table-cell>
          <table:table-cell table:style-name="Таблица2.A1" office:value-type="string">
            <text:p text:style-name="P12">Значение</text:p>
          </table:table-cell>
          <table:table-cell table:style-name="Таблица2.C1" office:value-type="string">
            <text:p text:style-name="P12">Комментарий</text:p>
          </table:table-cell>
        </table:table-row>
        <table:table-row>
          <table:table-cell table:style-name="Таблица2.A2" office:value-type="string">
            <text:p text:style-name="P11">Protocol ID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Table_20_Contents">Идентификатор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Protocol version</text:p>
          </table:table-cell>
          <table:table-cell table:style-name="Таблица2.A2" office:value-type="string">
            <text:p text:style-name="P11">3</text:p>
          </table:table-cell>
          <table:table-cell table:style-name="Таблица2.C2" office:value-type="string">
            <text:p text:style-name="P13">Текущая версия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Command ID (auth)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P13">Команда авторизации клиентов</text:p>
          </table:table-cell>
        </table:table-row>
        <table:table-row>
          <table:table-cell table:style-name="Таблица2.A2" office:value-type="string">
            <text:p text:style-name="P11">Command ID (adm)</text:p>
          </table:table-cell>
          <table:table-cell table:style-name="Таблица2.A2" office:value-type="string">
            <text:p text:style-name="P11">2</text:p>
          </table:table-cell>
          <table:table-cell table:style-name="Таблица2.C2" office:value-type="string">
            <text:p text:style-name="P13">Команда авторизации администратора</text:p>
          </table:table-cell>
        </table:table-row>
        <table:table-row>
          <table:table-cell table:style-name="Таблица2.A2" office:value-type="string">
            <text:p text:style-name="P11">Command ID (list)</text:p>
          </table:table-cell>
          <table:table-cell table:style-name="Таблица2.A2" office:value-type="string">
            <text:p text:style-name="P11">3</text:p>
          </table:table-cell>
          <table:table-cell table:style-name="Таблица2.C2" office:value-type="string">
            <text:p text:style-name="P13">Команда запроса списка клиентов</text:p>
          </table:table-cell>
        </table:table-row>
        <table:table-row>
          <table:table-cell table:style-name="Таблица2.A2" office:value-type="string">
            <text:p text:style-name="P11">Command ID (ping)</text:p>
          </table:table-cell>
          <table:table-cell table:style-name="Таблица2.A2" office:value-type="string">
            <text:p text:style-name="P14">4</text:p>
          </table:table-cell>
          <table:table-cell table:style-name="Таблица2.C2" office:value-type="string">
            <text:p text:style-name="P13">Команда проверки соединения «пинг»</text:p>
          </table:table-cell>
        </table:table-row>
        <table:table-row>
          <table:table-cell table:style-name="Таблица2.A2" office:value-type="string">
            <text:p text:style-name="P11">Command ID (rlist)</text:p>
          </table:table-cell>
          <table:table-cell table:style-name="Таблица2.A2" office:value-type="string">
            <text:p text:style-name="P11">5</text:p>
          </table:table-cell>
          <table:table-cell table:style-name="Таблица2.C2" office:value-type="string">
            <text:p text:style-name="P13">Команда передачи списка клиентов</text:p>
          </table:table-cell>
        </table:table-row>
        <table:table-row>
          <table:table-cell table:style-name="Таблица2.A2" office:value-type="string">
            <text:p text:style-name="P11">Command ID (transmit)</text:p>
          </table:table-cell>
          <table:table-cell table:style-name="Таблица2.A2" office:value-type="string">
            <text:p text:style-name="P14">6</text:p>
          </table:table-cell>
          <table:table-cell table:style-name="Таблица2.C2" office:value-type="string">
            <text:p text:style-name="P13">Команда передачи информации</text:p>
          </table:table-cell>
        </table:table-row>
        <table:table-row>
          <table:table-cell table:style-name="Таблица2.A2" office:value-type="string">
            <text:p text:style-name="P11">Command ID (disconnect)</text:p>
          </table:table-cell>
          <table:table-cell table:style-name="Таблица2.A2" office:value-type="string">
            <text:p text:style-name="P11">7</text:p>
          </table:table-cell>
          <table:table-cell table:style-name="Таблица2.C2" office:value-type="string">
            <text:p text:style-name="P13">Команда отключения клиента</text:p>
          </table:table-cell>
        </table:table-row>
        <table:table-row>
          <table:table-cell table:style-name="Таблица2.A2" office:value-type="string">
            <text:p text:style-name="P11">Command ID (setinfo)</text:p>
          </table:table-cell>
          <table:table-cell table:style-name="Таблица2.A2" office:value-type="string">
            <text:p text:style-name="P11">8</text:p>
          </table:table-cell>
          <table:table-cell table:style-name="Таблица2.C2" office:value-type="string">
            <text:p text:style-name="P13">Команда обновления информации о клиенте</text:p>
          </table:table-cell>
        </table:table-row>
      </table:table>
      <text:p text:style-name="P6"/>
      <text:p text:style-name="P2">Список команд, посылаемых клиентом серверу:</text:p>
      <text:list xml:id="list33712250" text:style-name="L1">
        <text:list-item>
          <text:p text:style-name="P20">Команда авторизации клиента</text:p>
        </text:list-item>
        <text:list-item>
          <text:p text:style-name="P20">Команда передачи информации</text:p>
        </text:list-item>
        <text:list-item>
          <text:p text:style-name="P20">Команда ответа на пинг</text:p>
        </text:list-item>
        <text:list-item>
          <text:p text:style-name="P20">Команда отключения</text:p>
        </text:list-item>
      </text:list>
      <text:p text:style-name="P1"/>
      <text:p text:style-name="P2"><text:soft-page-break/>Список команд, посылаемых администратором серверу:</text:p>
      <text:list xml:id="list33722324" text:style-name="L2">
        <text:list-item>
          <text:p text:style-name="P21">Команда авторизации администратора</text:p>
        </text:list-item>
        <text:list-item>
          <text:p text:style-name="P21">Команда передачи информации</text:p>
        </text:list-item>
        <text:list-item>
          <text:p text:style-name="P21">Команда запроса списка клиентов</text:p>
        </text:list-item>
        <text:list-item>
          <text:p text:style-name="P21">Команда ответа на пинг</text:p>
        </text:list-item>
        <text:list-item>
          <text:p text:style-name="P21">Команда отключения</text:p>
        </text:list-item>
        <text:list-item>
          <text:p text:style-name="P21">Команда обновления информации о клиенте</text:p>
        </text:list-item>
      </text:list>
      <text:p text:style-name="P1"/>
      <text:p text:style-name="P2">Список команд, посылаемых сервером клиенту:</text:p>
      <text:list xml:id="list33716044" text:style-name="L3">
        <text:list-item>
          <text:p text:style-name="P22">Команда передачи информации</text:p>
        </text:list-item>
        <text:list-item>
          <text:p text:style-name="P22">Команда пинг (проверка соединения)</text:p>
        </text:list-item>
      </text:list>
      <text:p text:style-name="P1"/>
      <text:p text:style-name="P2">Список команд, посылаемых сервером администратору:</text:p>
      <text:list xml:id="list33735421" text:style-name="L4">
        <text:list-item>
          <text:p text:style-name="P23">Команда передачи списка клиентов</text:p>
        </text:list-item>
        <text:list-item>
          <text:p text:style-name="P23">Команда передачи информации</text:p>
        </text:list-item>
        <text:list-item>
          <text:p text:style-name="P23">Команда пинг (проверка соединения)</text:p>
        </text:list-item>
      </text:list>
      <text:p text:style-name="P1"/>
      <text:p text:style-name="P2">Описание команд, входящих в состав протокола <text:span text:style-name="T1">Cspyp1 v2:</text:span></text:p>
      <text:h text:style-name="Heading_20_3" text:outline-level="3"><text:bookmark-start text:name="__RefHeading__146_232730217"/>Пакет авторизации клиента (<text:span text:style-name="T7">59</text:span> байт)<text:bookmark-end text:name="__RefHeading__146_232730217"/></text:h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 table:number-columns-repeated="2"/>
        <table:table-row>
          <table:table-cell table:style-name="Таблица1.A1" office:value-type="string">
            <text:p text:style-name="P10">Protocol ID</text:p>
          </table:table-cell>
          <table:table-cell table:style-name="Таблица1.A1" office:value-type="string">
            <text:p text:style-name="P10">Protocol version</text:p>
          </table:table-cell>
          <table:table-cell table:style-name="Таблица1.A1" office:value-type="string">
            <text:p text:style-name="P10">Command ID (auth)</text:p>
          </table:table-cell>
          <table:table-cell table:style-name="Таблица1.A1" office:value-type="string">
            <text:p text:style-name="P10">Client hash</text:p>
          </table:table-cell>
          <table:table-cell table:style-name="Таблица1.A1" office:value-type="string">
            <text:p text:style-name="P10">OS</text:p>
          </table:table-cell>
          <table:table-cell table:style-name="Таблица1.F1" office:value-type="string">
            <text:p text:style-name="P10">Device Type</text:p>
          </table:table-cell>
        </table:table-row>
        <table:table-row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<text:span text:style-name="T7">16</text:span> byte</text:p>
          </table:table-cell>
          <table:table-cell table:style-name="Таблица1.A2" office:value-type="string">
            <text:p text:style-name="P10">20 bytes</text:p>
          </table:table-cell>
          <table:table-cell table:style-name="Таблица1.F2" office:value-type="string">
            <text:p text:style-name="P10">20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uth) – <text:span text:style-name="T7">идентификатор команды авторизации клиента;</text:span></text:p>
      <text:p text:style-name="P6">Client hash – <text:span text:style-name="T7">16 байтный хеш клиента</text:span></text:p>
      <text:p text:style-name="P6">OS – <text:span text:style-name="T7">строка с текстовым наименованием ОС</text:span></text:p>
      <text:p text:style-name="P6">DeviceType – <text:span text:style-name="T7">строка с текстовым наименованием типа устройства</text:span></text:p>
      <text:p text:style-name="P1"/>
      <text:h text:style-name="Heading_20_3" text:outline-level="3"><text:bookmark-start text:name="__RefHeading__148_232730217"/>Пакет авторизации администратора <text:span text:style-name="T1">(47 </text:span><text:span text:style-name="T7">байт)</text:span><text:bookmark-end text:name="__RefHeading__148_232730217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row>
          <table:table-cell table:style-name="Таблица3.A1" office:value-type="string">
            <text:p text:style-name="P10">Protocol ID</text:p>
          </table:table-cell>
          <table:table-cell table:style-name="Таблица3.A1" office:value-type="string">
            <text:p text:style-name="P10">Protocol version</text:p>
          </table:table-cell>
          <table:table-cell table:style-name="Таблица3.A1" office:value-type="string">
            <text:p text:style-name="P10">Command ID <text:span text:style-name="T7">(</text:span>adm<text:span text:style-name="T7">)</text:span></text:p>
          </table:table-cell>
          <table:table-cell table:style-name="Таблица3.A1" office:value-type="string">
            <text:p text:style-name="P10">Admin login</text:p>
          </table:table-cell>
          <table:table-cell table:style-name="Таблица3.E1" office:value-type="string">
            <text:p text:style-name="P10">Admin password</text:p>
          </table:table-cell>
        </table:table-row>
        <table:table-row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22 byte</text:p>
          </table:table-cell>
          <table:table-cell table:style-name="Таблица3.E2" office:value-type="string">
            <text:p text:style-name="P10">22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dm) – <text:span text:style-name="T7">идентификатор команды авторизации администратора;</text:span></text:p>
      <text:p text:style-name="P6"><text:soft-page-break/>Admin login —<text:span text:style-name="T7"> логин администратора в виде «</text:span>Null terminated string<text:span text:style-name="T7">»</text:span></text:p>
      <text:p text:style-name="P6"><text:span text:style-name="T7">Admin </text:span>password<text:span text:style-name="T7"> — пароль администратора в виде «Null terminated string»</text:span></text:p>
      <text:p text:style-name="P1"/>
      <text:h text:style-name="P34" text:outline-level="3"><text:bookmark-start text:name="__RefHeading__150_232730217"/>Пакет запроса списка клиентов (3 байта<text:span text:style-name="T1">)</text:span><text:bookmark-end text:name="__RefHeading__150_232730217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0">Protocol ID</text:p>
          </table:table-cell>
          <table:table-cell table:style-name="Таблица4.A1" office:value-type="string">
            <text:p text:style-name="P10">Protocol version</text:p>
          </table:table-cell>
          <table:table-cell table:style-name="Таблица4.C1" office:value-type="string">
            <text:p text:style-name="P10">Command ID (list)</text:p>
          </table:table-cell>
        </table:table-row>
        <table:table-row>
          <table:table-cell table:style-name="Таблица4.A2" office:value-type="string">
            <text:p text:style-name="P10">1 byte</text:p>
          </table:table-cell>
          <table:table-cell table:style-name="Таблица4.A2" office:value-type="string">
            <text:p text:style-name="P10">1 byte</text:p>
          </table:table-cell>
          <table:table-cell table:style-name="Таблица4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запроса списка клиентов;</text:span></text:p>
      <text:p text:style-name="P1"/>
      <text:h text:style-name="P34" text:outline-level="3"><text:bookmark-start text:name="__RefHeading__152_232730217"/>Пакет проверки соединения «пинг» (3 байта)<text:bookmark-end text:name="__RefHeading__152_232730217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0">Protocol ID</text:p>
          </table:table-cell>
          <table:table-cell table:style-name="Таблица5.A1" office:value-type="string">
            <text:p text:style-name="P10">Protocol version</text:p>
          </table:table-cell>
          <table:table-cell table:style-name="Таблица5.C1" office:value-type="string">
            <text:p text:style-name="P10">Command ID (ping)</text:p>
          </table:table-cell>
        </table:table-row>
        <table:table-row>
          <table:table-cell table:style-name="Таблица5.A2" office:value-type="string">
            <text:p text:style-name="P10">1 byte</text:p>
          </table:table-cell>
          <table:table-cell table:style-name="Таблица5.A2" office:value-type="string">
            <text:p text:style-name="P10">1 byte</text:p>
          </table:table-cell>
          <table:table-cell table:style-name="Таблица5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проверки соединения </text:span>ping<text:span text:style-name="T7">;</text:span></text:p>
      <text:p text:style-name="P1"/>
      <text:h text:style-name="P34" text:outline-level="3"><text:bookmark-start text:name="__RefHeading__154_232730217"/>Пакет передачи списка клиентов<text:bookmark-end text:name="__RefHeading__154_232730217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">Protocol ID</text:p>
          </table:table-cell>
          <table:table-cell table:style-name="Таблица6.A1" office:value-type="string">
            <text:p text:style-name="P10">Protocol version</text:p>
          </table:table-cell>
          <table:table-cell table:style-name="Таблица6.A1" office:value-type="string">
            <text:p text:style-name="P10">Command ID (rlist)</text:p>
          </table:table-cell>
          <table:table-cell table:style-name="Таблица6.A1" office:value-type="string">
            <text:p text:style-name="P10">Number of clients</text:p>
          </table:table-cell>
          <table:table-cell table:style-name="Таблица6.E1" office:value-type="string">
            <text:p text:style-name="P10">Client info array</text:p>
          </table:table-cell>
        </table:table-row>
        <table:table-row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2 bytes</text:p>
          </table:table-cell>
          <table:table-cell table:style-name="Таблица6.E2" office:value-type="string">
            <text:p text:style-name="P10">Array of <text:span text:style-name="T7">92</text:span> bytes struc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r<text:span text:style-name="T7">list) – идентификатор команды передачи списка клиентов;</text:span></text:p>
      <text:p text:style-name="P6">Number of clients – <text:span text:style-name="T7">количество клиентов</text:span></text:p>
      <text:p text:style-name="P6">Client info array – <text:span text:style-name="T7">массив структур с информацией о клиенте.</text:span></text:p>
      <text:p text:style-name="P6"><text:span text:style-name="T7">Структура </text:span>Client info <text:span text:style-name="T7">имеет следующий вид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row>
          <table:table-cell table:style-name="Таблица7.A1" office:value-type="string">
            <text:p text:style-name="P10">Client ID</text:p>
          </table:table-cell>
          <table:table-cell table:style-name="Таблица7.A1" office:value-type="string">
            <text:p text:style-name="P10">Client hash</text:p>
          </table:table-cell>
          <table:table-cell table:style-name="Таблица7.A1" office:value-type="string">
            <text:p text:style-name="P10">OS</text:p>
          </table:table-cell>
          <table:table-cell table:style-name="Таблица7.A1" office:value-type="string">
            <text:p text:style-name="P10">Device Type</text:p>
          </table:table-cell>
          <table:table-cell table:style-name="Таблица7.A1" office:value-type="string">
            <text:p text:style-name="P10">IP</text:p>
          </table:table-cell>
          <table:table-cell table:style-name="Таблица7.F1" office:value-type="string">
            <text:p text:style-name="P10">Caption</text:p>
          </table:table-cell>
        </table:table-row>
        <table:table-row>
          <table:table-cell table:style-name="Таблица7.A2" office:value-type="string">
            <text:p text:style-name="Table_20_Contents">2 <text:span text:style-name="T1">bytes</text:span></text:p>
          </table:table-cell>
          <table:table-cell table:style-name="Таблица7.A2" office:value-type="string">
            <text:p text:style-name="P10">16 bytes</text:p>
          </table:table-cell>
          <table:table-cell table:style-name="Таблица7.A2" office:value-type="string">
            <text:p text:style-name="P10">20 bytes</text:p>
          </table:table-cell>
          <table:table-cell table:style-name="Таблица7.A2" office:value-type="string">
            <text:p text:style-name="P10">20 bytes</text:p>
          </table:table-cell>
          <table:table-cell table:style-name="Таблица7.A2" office:value-type="string">
            <text:p text:style-name="P10">4 bytes</text:p>
          </table:table-cell>
          <table:table-cell table:style-name="Таблица7.F2" office:value-type="string">
            <text:p text:style-name="P10">30 bytes</text:p>
          </table:table-cell>
        </table:table-row>
      </table:table>
      <text:p text:style-name="P1"/>
      <text:p text:style-name="P6">Client ID – <text:span text:style-name="T7">идентификатор клиента (соответствует идентификатору клиентского сокета на сервере)</text:span></text:p>
      <text:p text:style-name="P6">Client hash – <text:span text:style-name="T7">16 байтный хеш клиента</text:span></text:p>
      <text:p text:style-name="P6">OS – <text:span text:style-name="T7">операционная система клиента</text:span></text:p>
      <text:p text:style-name="P6">Device Type – <text:span text:style-name="T7">тип устройства клиента</text:span></text:p>
      <text:p text:style-name="P6"><text:soft-page-break/>IP – ip <text:span text:style-name="T7">адрес клиента</text:span></text:p>
      <text:p text:style-name="P6">Caption – <text:span text:style-name="T7">наименование клиента</text:span></text:p>
      <text:p text:style-name="P1"/>
      <text:h text:style-name="P34" text:outline-level="3"><text:bookmark-start text:name="__RefHeading__156_232730217"/>Пакет передачи информации<text:bookmark-end text:name="__RefHeading__156_232730217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row>
          <table:table-cell table:style-name="Таблица8.A1" office:value-type="string">
            <text:p text:style-name="P10">Protocol ID</text:p>
          </table:table-cell>
          <table:table-cell table:style-name="Таблица8.A1" office:value-type="string">
            <text:p text:style-name="P10">Protocol version</text:p>
          </table:table-cell>
          <table:table-cell table:style-name="Таблица8.A1" office:value-type="string">
            <text:p text:style-name="P10">Command ID (transmit)</text:p>
          </table:table-cell>
          <table:table-cell table:style-name="Таблица8.A1" office:value-type="string">
            <text:p text:style-name="P10">Client ID</text:p>
          </table:table-cell>
          <table:table-cell table:style-name="Таблица8.A1" office:value-type="string">
            <text:p text:style-name="P10">Data size</text:p>
          </table:table-cell>
          <table:table-cell table:style-name="Таблица8.F1" office:value-type="string">
            <text:p text:style-name="P10">Data</text:p>
          </table:table-cell>
        </table:table-row>
        <table:table-row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2 bytes</text:p>
          </table:table-cell>
          <table:table-cell table:style-name="Таблица8.A2" office:value-type="string">
            <text:p text:style-name="P10">4 bytes</text:p>
          </table:table-cell>
          <table:table-cell table:style-name="Таблица8.F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Client ID – <text:span text:style-name="T7">идентификатор клиента</text:span></text:p>
      <text:p text:style-name="P6"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p text:style-name="P1"/>
      <text:h text:style-name="P34" text:outline-level="3"><text:bookmark-start text:name="__RefHeading__158_232730217"/>Пакет отключения клиента<text:bookmark-end text:name="__RefHeading__158_232730217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0">Protocol ID</text:p>
          </table:table-cell>
          <table:table-cell table:style-name="Таблица9.A1" office:value-type="string">
            <text:p text:style-name="P10">Protocol version</text:p>
          </table:table-cell>
          <table:table-cell table:style-name="Таблица9.C1" office:value-type="string">
            <text:p text:style-name="P10">Command ID (disconnect)</text:p>
          </table:table-cell>
        </table:table-row>
        <table:table-row>
          <table:table-cell table:style-name="Таблица9.A2" office:value-type="string">
            <text:p text:style-name="P10">1 byte</text:p>
          </table:table-cell>
          <table:table-cell table:style-name="Таблица9.A2" office:value-type="string">
            <text:p text:style-name="P10">1 byte</text:p>
          </table:table-cell>
          <table:table-cell table:style-name="Таблица9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disconnect<text:span text:style-name="T7">) – идентификатор команды отключения;</text:span></text:p>
      <text:p text:style-name="P6"><text:span text:style-name="T7"/></text:p>
      <text:h text:style-name="Heading_20_3" text:outline-level="3">Пакет изменения информации о клиенте</text:h>
      <table:table table:name="Таблица17" table:style-name="Таблица17">
        <table:table-column table:style-name="Таблица17.A"/>
        <table:table-column table:style-name="Таблица17.B" table:number-columns-repeated="3"/>
        <table:table-column table:style-name="Таблица17.E"/>
        <table:table-row>
          <table:table-cell table:style-name="Таблица17.A1" office:value-type="string">
            <text:p text:style-name="P10">Protocol ID</text:p>
          </table:table-cell>
          <table:table-cell table:style-name="Таблица17.A1" office:value-type="string">
            <text:p text:style-name="P10">Protocol version</text:p>
          </table:table-cell>
          <table:table-cell table:style-name="Таблица17.A1" office:value-type="string">
            <text:p text:style-name="P10">Command ID (setinfo)</text:p>
          </table:table-cell>
          <table:table-cell table:style-name="Таблица17.A1" office:value-type="string">
            <text:p text:style-name="P10">Client ID</text:p>
          </table:table-cell>
          <table:table-cell table:style-name="Таблица17.E1" office:value-type="string">
            <text:p text:style-name="P10">Caption</text:p>
          </table:table-cell>
        </table:table-row>
        <table:table-row>
          <table:table-cell table:style-name="Таблица17.A2" office:value-type="string">
            <text:p text:style-name="P10">1 byte</text:p>
          </table:table-cell>
          <table:table-cell table:style-name="Таблица17.A2" office:value-type="string">
            <text:p text:style-name="P10">1 byte</text:p>
          </table:table-cell>
          <table:table-cell table:style-name="Таблица17.A2" office:value-type="string">
            <text:p text:style-name="P10">1 byte</text:p>
          </table:table-cell>
          <table:table-cell table:style-name="Таблица17.A2" office:value-type="string">
            <text:p text:style-name="P10">2 bytes</text:p>
          </table:table-cell>
          <table:table-cell table:style-name="Таблица17.E2" office:value-type="string">
            <text:p text:style-name="P10">30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setinfo) – <text:span text:style-name="T7">идентификатор команды изменения информации о клиенте;</text:span></text:p>
      <text:p text:style-name="P6">Client ID – <text:span text:style-name="T7">идентификатор клиента</text:span></text:p>
      <text:p text:style-name="P6">Caption – <text:span text:style-name="T7">строка с названием клиента</text:span></text:p>
      <text:p text:style-name="P6"><text:span text:style-name="T7"/></text:p>
      <text:p text:style-name="P6"><text:span text:style-name="T7"/></text:p>
      <text:p text:style-name="P6"><text:span text:style-name="T7"/></text:p>
      <text:h text:style-name="Heading_20_2" text:outline-level="2"><text:bookmark-start text:name="__RefHeading__1378_641042128"/><text:soft-page-break/>Протокол <text:span text:style-name="T7">второго</text:span> уровня <text:span text:style-name="T1">Cspyp</text:span><text:span text:style-name="T7">2</text:span><text:span text:style-name="T1"> v. 2</text:span><text:bookmark-end text:name="__RefHeading__1378_641042128"/></text:h>
      <text:p text:style-name="P1">Протокол второго уровня <text:span text:style-name="T1">Cspyp2 </text:span>является бинарным протоколом. Актуальная версия протокола второго уровня — <text:span text:style-name="T1">v2. </text:span>Протокол <text:span text:style-name="T1">Cspyp2 </text:span>предназначен для обмена информацией клиентом и администратором.</text:p>
      <text:p text:style-name="P1"/>
      <text:p text:style-name="P3">Список констант протокола <text:span text:style-name="T1">Cspyp1 v3:</text:span></text:p>
      <text:p text:style-name="P7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2">Константа</text:p>
          </table:table-cell>
          <table:table-cell table:style-name="Таблица10.A1" office:value-type="string">
            <text:p text:style-name="P12">Значение</text:p>
          </table:table-cell>
          <table:table-cell table:style-name="Таблица10.C1" office:value-type="string">
            <text:p text:style-name="P12">Комментарий</text:p>
          </table:table-cell>
        </table:table-row>
        <table:table-row>
          <table:table-cell table:style-name="Таблица10.A2" office:value-type="string">
            <text:p text:style-name="P11">Protocol ID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Table_20_Contents">Идентификатор протокола <text:span text:style-name="T1">Cspyp</text:span><text:span text:style-name="T7">2</text:span></text:p>
          </table:table-cell>
        </table:table-row>
        <table:table-row>
          <table:table-cell table:style-name="Таблица10.A2" office:value-type="string">
            <text:p text:style-name="P11">Protocol version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Текущая версия протокола <text:span text:style-name="T1">Cspyp2</text:span></text:p>
          </table:table-cell>
        </table:table-row>
        <table:table-row>
          <table:table-cell table:style-name="Таблица10.A2" office:value-type="string">
            <text:p text:style-name="P11">Command ID (list)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P13">Команда запроса списка режимов</text:p>
          </table:table-cell>
        </table:table-row>
        <table:table-row>
          <table:table-cell table:style-name="Таблица10.A2" office:value-type="string">
            <text:p text:style-name="P11">Command ID (modes)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Команда ответа списка режимов</text:p>
          </table:table-cell>
        </table:table-row>
        <table:table-row>
          <table:table-cell table:style-name="Таблица10.A2" office:value-type="string">
            <text:p text:style-name="P11">Command ID (activate)</text:p>
          </table:table-cell>
          <table:table-cell table:style-name="Таблица10.A2" office:value-type="string">
            <text:p text:style-name="P11">3</text:p>
          </table:table-cell>
          <table:table-cell table:style-name="Таблица10.C2" office:value-type="string">
            <text:p text:style-name="P13">Команда активации режима</text:p>
          </table:table-cell>
        </table:table-row>
        <table:table-row>
          <table:table-cell table:style-name="Таблица10.A2" office:value-type="string">
            <text:p text:style-name="P11">Command ID (deactivate)</text:p>
          </table:table-cell>
          <table:table-cell table:style-name="Таблица10.A2" office:value-type="string">
            <text:p text:style-name="P14">4</text:p>
          </table:table-cell>
          <table:table-cell table:style-name="Таблица10.C2" office:value-type="string">
            <text:p text:style-name="P13">Команда деактивации режима</text:p>
          </table:table-cell>
        </table:table-row>
        <table:table-row>
          <table:table-cell table:style-name="Таблица10.A2" office:value-type="string">
            <text:p text:style-name="P11">Command ID (transmit)</text:p>
          </table:table-cell>
          <table:table-cell table:style-name="Таблица10.A2" office:value-type="string">
            <text:p text:style-name="P11">5</text:p>
          </table:table-cell>
          <table:table-cell table:style-name="Таблица10.C2" office:value-type="string">
            <text:p text:style-name="P13">Команда передачи данных</text:p>
          </table:table-cell>
        </table:table-row>
      </table:table>
      <text:p text:style-name="P6"/>
      <text:p text:style-name="P6"/>
      <text:p text:style-name="P2">Список команд, посылаемых администратором клиенту:</text:p>
      <text:list xml:id="list33737103" text:style-name="L5">
        <text:list-item>
          <text:p text:style-name="P24">Команда запроса списка режимов</text:p>
        </text:list-item>
        <text:list-item>
          <text:p text:style-name="P24">Команда активации режима</text:p>
        </text:list-item>
        <text:list-item>
          <text:p text:style-name="P24">Команда деактивации режима</text:p>
        </text:list-item>
        <text:list-item>
          <text:p text:style-name="P24">Команда передачи данных</text:p>
        </text:list-item>
        <text:list-item>
          <text:p text:style-name="P24">Команда запроса информации о клиенте</text:p>
        </text:list-item>
      </text:list>
      <text:p text:style-name="P15"/>
      <text:p text:style-name="P2">Список команд, посылаемых клиентом администратору:</text:p>
      <text:list xml:id="list33712444" text:style-name="L6">
        <text:list-item>
          <text:p text:style-name="P25">Команда ответа списка режимов</text:p>
        </text:list-item>
        <text:list-item>
          <text:p text:style-name="P25">Команда передачи данных</text:p>
        </text:list-item>
        <text:list-item>
          <text:p text:style-name="P25">Команда передачи информации о клиенте</text:p>
        </text:list-item>
      </text:list>
      <text:p text:style-name="P15"/>
      <text:h text:style-name="P34" text:outline-level="3"><text:bookmark-start text:name="__RefHeading__1380_641042128"/>Пакет запроса списка режимов<text:bookmark-end text:name="__RefHeading__1380_641042128"/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0">Protocol ID</text:p>
          </table:table-cell>
          <table:table-cell table:style-name="Таблица11.A1" office:value-type="string">
            <text:p text:style-name="P10">Protocol version</text:p>
          </table:table-cell>
          <table:table-cell table:style-name="Таблица11.C1" office:value-type="string">
            <text:p text:style-name="P10">Command ID (list)</text:p>
          </table:table-cell>
        </table:table-row>
        <table:table-row>
          <table:table-cell table:style-name="Таблица11.A2" office:value-type="string">
            <text:p text:style-name="P10">1 byte</text:p>
          </table:table-cell>
          <table:table-cell table:style-name="Таблица11.A2" office:value-type="string">
            <text:p text:style-name="P10">1 byte</text:p>
          </table:table-cell>
          <table:table-cell table:style-name="Таблица11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disconnect) – идентификатор команды запроса списка режимов;</text:p>
      <text:p text:style-name="P1"/>
      <text:p text:style-name="P1"><text:soft-page-break/></text:p>
      <text:h text:style-name="P34" text:outline-level="3"><text:bookmark-start text:name="__RefHeading__1382_641042128"/>Пакет ответа списка режимов<text:bookmark-end text:name="__RefHeading__1382_641042128"/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">Protocol ID</text:p>
          </table:table-cell>
          <table:table-cell table:style-name="Таблица12.A1" office:value-type="string">
            <text:p text:style-name="P10">Protocol version</text:p>
          </table:table-cell>
          <table:table-cell table:style-name="Таблица12.A1" office:value-type="string">
            <text:p text:style-name="P10">Command ID (modes)</text:p>
          </table:table-cell>
          <table:table-cell table:style-name="Таблица12.A1" office:value-type="string">
            <text:p text:style-name="P10">Modes number</text:p>
          </table:table-cell>
          <table:table-cell table:style-name="Таблица12.E1" office:value-type="string">
            <text:p text:style-name="P10">Modes</text:p>
          </table:table-cell>
        </table:table-row>
        <table:table-row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2 bytes</text:p>
          </table:table-cell>
          <table:table-cell table:style-name="Таблица12.E2" office:value-type="string">
            <text:p text:style-name="P10">Array of <text:span text:style-name="T7">1</text:span>-bytes elemen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modes</text:span>) – идентификатор команды ответа списка режимов;</text:p>
      <text:p text:style-name="P1"><text:span text:style-name="T1">Modes number – </text:span>количество поддерживаемых режимов</text:p>
      <text:p text:style-name="P6">Modes – <text:span text:style-name="T7">массив из чисел — идентификаторов режимов</text:span></text:p>
      <text:p text:style-name="P1"/>
      <text:h text:style-name="P34" text:outline-level="3"><text:bookmark-start text:name="__RefHeading__1384_641042128"/>Пакет активации режима<text:bookmark-end text:name="__RefHeading__1384_641042128"/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10">Protocol ID</text:p>
          </table:table-cell>
          <table:table-cell table:style-name="Таблица13.A1" office:value-type="string">
            <text:p text:style-name="P10">Protocol version</text:p>
          </table:table-cell>
          <table:table-cell table:style-name="Таблица13.A1" office:value-type="string">
            <text:p text:style-name="P10">Command ID (activate)</text:p>
          </table:table-cell>
          <table:table-cell table:style-name="Таблица13.D1" office:value-type="string">
            <text:p text:style-name="P10">Mode ID</text:p>
          </table:table-cell>
        </table:table-row>
        <table:table-row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activate</text:span>) – идентификатор команды запроса списка режимов;</text:p>
      <text:p text:style-name="P1"><text:span text:style-name="T1">Mode ID – </text:span>идентификатор активируемого режима</text:p>
      <text:p text:style-name="P1"/>
      <text:h text:style-name="P34" text:outline-level="3"><text:bookmark-start text:name="__RefHeading__1386_641042128"/>Пакет деактивации режима<text:bookmark-end text:name="__RefHeading__1386_641042128"/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10">Protocol ID</text:p>
          </table:table-cell>
          <table:table-cell table:style-name="Таблица14.A1" office:value-type="string">
            <text:p text:style-name="P10">Protocol version</text:p>
          </table:table-cell>
          <table:table-cell table:style-name="Таблица14.A1" office:value-type="string">
            <text:p text:style-name="P10">Command ID (deactivate)</text:p>
          </table:table-cell>
          <table:table-cell table:style-name="Таблица14.D1" office:value-type="string">
            <text:p text:style-name="P10">Mode ID</text:p>
          </table:table-cell>
        </table:table-row>
        <table:table-row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deactivate</text:span>) – идентификатор команды запроса списка режимов;</text:p>
      <text:p text:style-name="P1"><text:span text:style-name="T1">Mode ID – </text:span>идентификатор деактивируемого режима</text:p>
      <text:p text:style-name="P1"/>
      <text:h text:style-name="P34" text:outline-level="3"><text:bookmark-start text:name="__RefHeading__1388_641042128"/>Пакет передачи информации<text:bookmark-end text:name="__RefHeading__1388_641042128"/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row>
          <table:table-cell table:style-name="Таблица15.A1" office:value-type="string">
            <text:p text:style-name="P10">Protocol ID</text:p>
          </table:table-cell>
          <table:table-cell table:style-name="Таблица15.A1" office:value-type="string">
            <text:p text:style-name="P10">Protocol version</text:p>
          </table:table-cell>
          <table:table-cell table:style-name="Таблица15.A1" office:value-type="string">
            <text:p text:style-name="P10">Command ID (transmit)</text:p>
          </table:table-cell>
          <table:table-cell table:style-name="Таблица15.A1" office:value-type="string">
            <text:p text:style-name="P10">Mode ID</text:p>
          </table:table-cell>
          <table:table-cell table:style-name="Таблица15.A1" office:value-type="string">
            <text:p text:style-name="P10">Data size</text:p>
          </table:table-cell>
          <table:table-cell table:style-name="Таблица15.F1" office:value-type="string">
            <text:p text:style-name="P10">Data</text:p>
          </table:table-cell>
        </table:table-row>
        <table:table-row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4 bytes</text:p>
          </table:table-cell>
          <table:table-cell table:style-name="Таблица15.F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Mode ID – <text:span text:style-name="T7">идентификатор режима (протокола 3-го уровня)</text:span></text:p>
      <text:p text:style-name="P6"><text:soft-page-break/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p text:style-name="P1"/>
      <text:p text:style-name="P1"/>
      <text:h text:style-name="P30" text:outline-level="2"><text:bookmark-start text:name="__RefHeading__1390_641042128"/><text:span text:style-name="T8">Серия протоколов третьего уровня </text:span><text:span text:style-name="T6">Cspyp</text:span><text:span text:style-name="T8">3</text:span><text:span text:style-name="T6"> </text:span><text:bookmark-end text:name="__RefHeading__1390_641042128"/></text:h>
      <text:p text:style-name="P4">Каждому режиму соединения соответствует свой протокол третьего уровня. У каждого протокола есть уникальный номер.</text:p>
      <text:p text:style-name="P8"/>
      <text:p text:style-name="P2">Список протоколов и их номер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Table_20_Contents">Номер протокола</text:p>
          </table:table-cell>
          <table:table-cell table:style-name="Таблица16.A1" office:value-type="string">
            <text:p text:style-name="Table_20_Contents">Название протокола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P12">1</text:p>
          </table:table-cell>
          <table:table-cell table:style-name="Таблица16.A2" office:value-type="string">
            <text:p text:style-name="P10">Telnet</text:p>
          </table:table-cell>
          <table:table-cell table:style-name="Таблица16.C2" office:value-type="string">
            <text:p text:style-name="Table_20_Contents"><text:span text:style-name="T7">К</text:span>онсольный доступ (cmd/bash/etc)</text:p>
          </table:table-cell>
        </table:table-row>
        <table:table-row>
          <table:table-cell table:style-name="Таблица16.A2" office:value-type="string">
            <text:p text:style-name="P12">2</text:p>
          </table:table-cell>
          <table:table-cell table:style-name="Таблица16.A2" office:value-type="string">
            <text:p text:style-name="P10">Graphics</text:p>
          </table:table-cell>
          <table:table-cell table:style-name="Таблица16.C2" office:value-type="string">
            <text:p text:style-name="Table_20_Contents">Графический доступ (vnc-like)</text:p>
          </table:table-cell>
        </table:table-row>
        <table:table-row>
          <table:table-cell table:style-name="Таблица16.A2" office:value-type="string">
            <text:p text:style-name="P12">3</text:p>
          </table:table-cell>
          <table:table-cell table:style-name="Таблица16.A2" office:value-type="string">
            <text:p text:style-name="P10">File</text:p>
          </table:table-cell>
          <table:table-cell table:style-name="Таблица16.C2" office:value-type="string">
            <text:p text:style-name="Table_20_Contents">Файловый доступ (<text:span text:style-name="T1">FTP-like)</text:span></text:p>
          </table:table-cell>
        </table:table-row>
        <table:table-row>
          <table:table-cell table:style-name="Таблица16.A2" office:value-type="string">
            <text:p text:style-name="P12">4</text:p>
          </table:table-cell>
          <table:table-cell table:style-name="Таблица16.A2" office:value-type="string">
            <text:p text:style-name="P10">Media</text:p>
          </table:table-cell>
          <table:table-cell table:style-name="Таблица16.C2" office:value-type="string">
            <text:p text:style-name="Table_20_Contents">Доступ к медиустройствам (камера, микрофон)</text:p>
          </table:table-cell>
        </table:table-row>
        <table:table-row>
          <table:table-cell table:style-name="Таблица16.A2" office:value-type="string">
            <text:p text:style-name="P11">5</text:p>
          </table:table-cell>
          <table:table-cell table:style-name="Таблица16.A2" office:value-type="string">
            <text:p text:style-name="P10">Proxy</text:p>
          </table:table-cell>
          <table:table-cell table:style-name="Таблица16.C2" office:value-type="string">
            <text:p text:style-name="Table_20_Contents">Использование клиента как прокси</text:p>
          </table:table-cell>
        </table:table-row>
        <table:table-row>
          <table:table-cell table:style-name="Таблица16.A2" office:value-type="string">
            <text:p text:style-name="P11">6</text:p>
          </table:table-cell>
          <table:table-cell table:style-name="Таблица16.A2" office:value-type="string">
            <text:p text:style-name="P10">Redirect</text:p>
          </table:table-cell>
          <table:table-cell table:style-name="Таблица16.C2" office:value-type="string">
            <text:p text:style-name="Table_20_Contents">Редирект трафика с клиента на администратора</text:p>
          </table:table-cell>
        </table:table-row>
      </table:table>
      <text:p text:style-name="P4"/>
      <text:p text:style-name="P4"/>
      <text:h text:style-name="P35" text:outline-level="3"><text:bookmark-start text:name="__RefHeading__1392_641042128"/><text:span text:style-name="T6">Telnet </text:span><text:span text:style-name="T8">протокол третьего уровня - 1</text:span><text:bookmark-end text:name="__RefHeading__1392_641042128"/></text:h>
      <text:p text:style-name="P4"/>
      <text:p text:style-name="P4">Администратор может отправить клиенту любую консольную команду, поддерживаемую удалённой системой.</text:p>
      <text:p text:style-name="P4">Например:</text:p>
      <text:p text:style-name="P5">ls</text:p>
      <text:p text:style-name="P4">В ответ клиент посылает администратору результат работы данной команды.</text:p>
      <text:p text:style-name="P4"/>
      <text:h text:style-name="P35" text:outline-level="3"><text:span text:style-name="T8">Файловый</text:span><text:span text:style-name="T6"> </text:span><text:span text:style-name="T8">протокол третьего уровня - 3</text:span></text:h>
      <text:p text:style-name="P4"/>
      <text:p text:style-name="Text_20_body"><text:span text:style-name="Основной_20_шрифт_20_абзаца"><text:span text:style-name="T1">a</text:span></text:span>:3: - активация протокола. В ответ клиент высылает содержимое <text:span text:style-name="Основной_20_шрифт_20_абзаца"><text:span text:style-name="T1">root</text:span></text:span> папки.</text:p>
      <text:p text:style-name="Text_20_body">3:<text:span text:style-name="Основной_20_шрифт_20_абзаца"><text:span text:style-name="T1">cd</text:span></text:span>: - команда смены папки вверх. Если в <text:span text:style-name="Основной_20_шрифт_20_абзаца"><text:span text:style-name="T1">root</text:span></text:span> папке, высылается она же.</text:p>
      <text:p text:style-name="Text_20_body">3:<text:span text:style-name="Основной_20_шрифт_20_абзаца"><text:span text:style-name="T1">mkdir</text:span></text:span>:имя_новой_папки – команда создания папки.</text:p>
      <text:p text:style-name="Text_20_body">3:<text:span text:style-name="Основной_20_шрифт_20_абзаца"><text:span text:style-name="T1">rmdir</text:span></text:span>:имя_папки: - команда удаления папки</text:p>
      <text:p text:style-name="Text_20_body">3:<text:span text:style-name="Основной_20_шрифт_20_абзаца"><text:span text:style-name="T1">get</text:span></text:span>:имя_файла – запрос, на который клиент высылает файл.</text:p>
      <text:p text:style-name="Text_20_body">3:<text:span text:style-name="Основной_20_шрифт_20_абзаца"><text:span text:style-name="T1">send</text:span></text:span>:<text:span text:style-name="Основной_20_шрифт_20_абзаца"><text:span text:style-name="T1">file</text:span></text:span> – присылает клиенту файл в каталог в котором находится в данный момент</text:p>
      <text:p text:style-name="P4"><text:span text:style-name="Основной_20_шрифт_20_абзаца"><text:span text:style-name="T1">d:3: </text:span></text:span>отключение протокол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6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/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36cm" fo:margin-right="0cm" fo:margin-top="0cm" fo:margin-bottom="0cm" fo:text-indent="0cm" style:auto-text-indent="false" style:page-number="auto">
        <style:tab-stops/>
      </style:paragraph-properties>
      <style:text-properties fo:font-size="13pt" fo:font-style="italic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2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0:35:05.12</meta:creation-date>
    <dc:date>2012-07-14T14:38:24.39</dc:date>
    <meta:editing-duration>PT6H26M21S</meta:editing-duration>
    <meta:editing-cycles>33</meta:editing-cycles>
    <meta:generator>LibreOffice/3.5$Windows_x86 LibreOffice_project/165a79a-7059095-e13bb37-fef39a4-9503d18</meta:generator>
    <meta:document-statistic meta:table-count="17" meta:image-count="0" meta:object-count="0" meta:page-count="9" meta:paragraph-count="361" meta:word-count="1454" meta:character-count="9121" meta:non-whitespace-character-count="8694"/>
  </office:meta>
</office:document-meta>
</file>